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w Cen MT" svg:font-family="&quot;Tw Cen M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Normal_32_2_32_3" style:data-style-name="N0">
      <style:table-cell-properties fo:border="thin solid #000000" style:vertical-align="automatic" fo:background-color="transparent"/>
      <style:text-properties style:font-name="Tw Cen MT" style:font-name-asian="Tw Cen MT" style:font-name-complex="Tw Cen MT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  <style:text-properties style:font-name="Tw Cen MT" style:font-name-asian="Tw Cen MT" style:font-name-complex="Tw Cen MT" fo:font-size="10pt" style:font-size-asian="10pt" style:font-size-complex="10pt"/>
    </style:style>
    <style:style style:name="ce7" style:family="table-cell" style:parent-style-name="Normal_32_2_32_3" style:data-style-name="N0">
      <style:table-cell-properties style:vertical-align="automatic" fo:background-color="transparent"/>
      <style:text-properties fo:color="#FFFFFF" style:font-name="Tw Cen MT" style:font-name-asian="Tw Cen MT" style:font-name-complex="Tw Cen MT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0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Normal_32_2_32_3" style:data-style-name="N0">
      <style:table-cell-properties fo:border="thin solid #000000" style:vertical-align="automatic" fo:background-color="transparent"/>
      <style:text-properties style:font-name="Tw Cen MT" style:font-name-asian="Tw Cen MT" style:font-name-complex="Tw Cen MT" fo:font-size="10pt" style:font-size-asian="10pt" style:font-size-complex="10pt"/>
      <style:map style:condition="of:is-true-formula(AND(COUNTIF([.$C$3:.$C$5]; [.C3])&gt;1;NOT(ISBLANK([.C3]))))" style:apply-style-name="cf1" style:base-cell-address="Feuil1.C3"/>
    </style:style>
    <style:style style:name="ce10" style:family="table-cell" style:parent-style-name="Default" style:data-style-name="N0">
      <style:table-cell-properties fo:border="thin solid #000000" fo:background-color="transparent"/>
      <style:map style:condition="of:is-true-formula(AND(COUNTIF([.$C$3:.$C$5]; [.C3])&gt;1;NOT(ISBLANK([.C3]))))" style:apply-style-name="cf1" style:base-cell-address="Feuil1.C3"/>
    </style:style>
    <style:style style:name="ce11" style:family="table-cell" style:parent-style-name="Normal_32_2_32_3" style:data-style-name="N0">
      <style:table-cell-properties fo:border="thin solid #000000" style:vertical-align="automatic" fo:background-color="transparent"/>
      <style:text-properties style:font-name="Tw Cen MT" style:font-name-asian="Tw Cen MT" style:font-name-complex="Tw Cen MT" fo:font-size="10pt" style:font-size-asian="10pt" style:font-size-complex="10pt"/>
      <style:map style:condition="of:is-true-formula(AND(COUNTIF([.$C$6:.$C$7]; [.C6])&gt;1;NOT(ISBLANK([.C6]))))" style:apply-style-name="cf1" style:base-cell-address="Feuil1.C6"/>
    </style:style>
    <style:style style:name="ce12" style:family="table-cell" style:parent-style-name="Default" style:data-style-name="N0">
      <style:table-cell-properties fo:border="thin solid #000000" fo:background-color="transparent"/>
      <style:map style:condition="of:is-true-formula(AND(COUNTIF([.$C$6:.$C$7]; [.C6])&gt;1;NOT(ISBLANK([.C6]))))" style:apply-style-name="cf1" style:base-cell-address="Feuil1.C6"/>
    </style:style>
    <style:style style:name="ce13" style:family="table-cell" style:parent-style-name="Default" style:data-style-name="N0">
      <style:table-cell-properties fo:border="thin solid #000000" fo:background-color="transparent"/>
      <style:text-properties style:font-name="Tw Cen MT" style:font-name-asian="Tw Cen MT" style:font-name-complex="Tw Cen MT" fo:font-size="10pt" style:font-size-asian="10pt" style:font-size-complex="10pt"/>
      <style:map style:condition="of:is-true-formula(AND(COUNTIF([.$D$3:.$D$5]; [.D3])&gt;1;NOT(ISBLANK([.D3]))))" style:apply-style-name="cf1" style:base-cell-address="Feuil1.D3"/>
      <style:map style:condition="of:is-true-formula(AND(COUNTIF([.$D$3:.$D$5]; [.D4])&gt;1;NOT(ISBLANK([.D4]))))" style:apply-style-name="cf1" style:base-cell-address="Feuil1.D4"/>
      <style:map style:condition="of:is-true-formula(AND(COUNTIF([.$D$3:.$D$5]; [.D4])&gt;1;NOT(ISBLANK([.D4]))))" style:apply-style-name="cf1" style:base-cell-address="Feuil1.D4"/>
    </style:style>
    <style:style style:name="ce14" style:family="table-cell" style:parent-style-name="Normal_32_2_32_3" style:data-style-name="N0">
      <style:table-cell-properties fo:border="thin solid #000000" style:vertical-align="automatic" fo:background-color="transparent"/>
      <style:text-properties style:font-name="Tw Cen MT" style:font-name-asian="Tw Cen MT" style:font-name-complex="Tw Cen MT" fo:font-size="10pt" style:font-size-asian="10pt" style:font-size-complex="10pt"/>
      <style:map style:condition="of:is-true-formula(AND(COUNTIF([.$D$3:.$D$5]; [.D4])&gt;1;NOT(ISBLANK([.D4]))))" style:apply-style-name="cf1" style:base-cell-address="Feuil1.D4"/>
      <style:map style:condition="of:is-true-formula(AND(COUNTIF([.$D$3:.$D$5]; [.D5])&gt;1;NOT(ISBLANK([.D5]))))" style:apply-style-name="cf1" style:base-cell-address="Feuil1.D5"/>
      <style:map style:condition="of:is-true-formula(AND(COUNTIF([.$D$3:.$D$5]; [.D5])&gt;1;NOT(ISBLANK([.D5]))))" style:apply-style-name="cf1" style:base-cell-address="Feuil1.D5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  <style:map style:condition="of:is-true-formula(AND(COUNTIF([.$D$3:.$D$5]; [.D3])&gt;1;NOT(ISBLANK([.D3]))))" style:apply-style-name="cf1" style:base-cell-address="Feuil1.D3"/>
      <style:map style:condition="of:is-true-formula(AND(COUNTIF([.$D$3:.$D$5]; [.D3])&gt;1;NOT(ISBLANK([.D3]))))" style:apply-style-name="cf1" style:base-cell-address="Feuil1.D3"/>
      <style:map style:condition="of:is-true-formula(AND(COUNTIF([.$D$3:.$D$5]; [.D3])&gt;1;NOT(ISBLANK([.D3]))))" style:apply-style-name="cf1" style:base-cell-address="Feuil1.D3"/>
    </style:style>
    <style:style style:name="ce16" style:family="table-cell" style:parent-style-name="Normal_32_2_32_3" style:data-style-name="N0">
      <style:table-cell-properties fo:border="thin solid #000000" style:vertical-align="automatic" fo:background-color="transparent"/>
      <style:text-properties style:font-name="Tw Cen MT" style:font-name-asian="Tw Cen MT" style:font-name-complex="Tw Cen MT" fo:font-size="10pt" style:font-size-asian="10pt" style:font-size-complex="10pt"/>
      <style:map style:condition="of:is-true-formula(AND(COUNTIF([.$D$6:.$D$7]; [.D6])&gt;1;NOT(ISBLANK([.D6]))))" style:apply-style-name="cf1" style:base-cell-address="Feuil1.D6"/>
      <style:map style:condition="of:is-true-formula(AND(COUNTIF([.$D$6:.$D$7]; [.D6])&gt;1;NOT(ISBLANK([.D6]))))" style:apply-style-name="cf1" style:base-cell-address="Feuil1.D6"/>
      <style:map style:condition="of:is-true-formula(AND(COUNTIF([.$D$6:.$D$7]; [.D6])&gt;1;NOT(ISBLANK([.D6]))))" style:apply-style-name="cf1" style:base-cell-address="Feuil1.D6"/>
    </style:style>
    <style:style style:name="ce17" style:family="table-cell" style:parent-style-name="Normal_32_2_32_3" style:data-style-name="N0">
      <style:table-cell-properties fo:border="thin solid #000000" style:vertical-align="automatic" fo:background-color="transparent"/>
      <style:text-properties style:font-name="Tw Cen MT" style:font-name-asian="Tw Cen MT" style:font-name-complex="Tw Cen MT" fo:font-size="10pt" style:font-size-asian="10pt" style:font-size-complex="10pt"/>
      <style:map style:condition="of:is-true-formula(AND(COUNTIF([.$D$8:.$D$8]; [.D8])&gt;1;NOT(ISBLANK([.D8]))))" style:apply-style-name="cf1" style:base-cell-address="Feuil1.D8"/>
      <style:map style:condition="of:is-true-formula(AND(COUNTIF([.$D$8:.$D$8]; [.D8])&gt;1;NOT(ISBLANK([.D8]))))" style:apply-style-name="cf1" style:base-cell-address="Feuil1.D8"/>
      <style:map style:condition="of:is-true-formula(AND(COUNTIF([.$D$8:.$D$8]; [.D8])&gt;1;NOT(ISBLANK([.D8]))))" style:apply-style-name="cf1" style:base-cell-address="Feuil1.D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table:number-columns-repeated="2"/>
          <table:table-cell table:style-name="ce1"/>
          <table:table-cell office:value-type="string" table:number-columns-spanned="2" table:number-rows-spanned="1" table:style-name="ce8">
            <text:p>COTISATION CMU DÉJÀ PRIS EN CHARGE</text:p>
          </table:table-cell>
          <table:covered-table-cell/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NOM ET PRENOMS</text:p>
          </table:table-cell>
          <table:table-cell office:value-type="string" table:style-name="ce2">
            <text:p>SEGMENT</text:p>
          </table:table-cell>
          <table:table-cell office:value-type="string" table:style-name="ce2">
            <text:p>CMU SALARIALE</text:p>
          </table:table-cell>
          <table:table-cell office:value-type="string" table:style-name="ce2">
            <text:p>CMU PATRONALE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9"/>
          <table:table-cell office:value-type="string" table:style-name="ce15">
            <text:p>KOUA ANZAN ANGE LAVAREINE</text:p>
          </table:table-cell>
          <table:table-cell office:value-type="string" table:style-name="ce3">
            <text:p>CRCD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0">
            <text:p>PDMCCI0000085</text:p>
          </table:table-cell>
          <table:table-cell office:value-type="string" table:style-name="ce13">
            <text:p>KWAMINAN ESSI ABLEMA ETCHI MICHELINE</text:p>
          </table:table-cell>
          <table:table-cell office:value-type="string" table:style-name="ce6">
            <text:p>Chargé des EPC Confirmé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9">
            <text:p>PDMCCI0005537</text:p>
          </table:table-cell>
          <table:table-cell office:value-type="string" table:style-name="ce14">
            <text:p>PEHOU KOUADIO GRACE COLOMBE</text:p>
          </table:table-cell>
          <table:table-cell office:value-type="string" table:style-name="ce3">
            <text:p>Assistante RH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11"/>
          <table:table-cell office:value-type="string" table:style-name="ce16">
            <text:p>ALLOU YAH MARLENE ALEXIS</text:p>
          </table:table-cell>
          <table:table-cell office:value-type="string" table:style-name="ce3">
            <text:p>CONSEILLER BACK OFFICE<text:s/>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2">
            <text:p>PDMCCI0007942</text:p>
          </table:table-cell>
          <table:table-cell office:value-type="string" table:style-name="ce16">
            <text:p>SEI MARIE JOSEE VALERIE<text:s/></text:p>
          </table:table-cell>
          <table:table-cell office:value-type="string" table:style-name="ce3">
            <text:p>CC DIG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5"/>
          <table:table-cell office:value-type="string" table:style-name="ce17">
            <text:p>GUEI GUEADAHAN <text:s/>LESLIE <text:s/>PULCHERIE</text:p>
          </table:table-cell>
          <table:table-cell office:value-type="string" table:style-name="ce3">
            <text:p>CC Interim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number-columns-repeated="16380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w Cen MT" svg:font-family="&quot;Tw Cen MT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RACE KOUADIO PEHOU</meta:initial-creator>
    <dc:creator>MARIE HELENE GNANGNE AYOU</dc:creator>
    <meta:creation-date>2025-08-20T19:07:56Z</meta:creation-date>
    <dc:date>2025-08-20T19:39:26Z</dc:date>
  </office:meta>
</office:document-meta>
</file>